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57974"/>
          <table:table-cell office:value-type="float" office:value="0.09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83623"/>
          <table:table-cell office:value-type="float" office:value="0.064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456.0"/>
          <table:table-cell office:value-type="float" office:value="4570.0"/>
          <table:table-cell office:value-type="float" office:value="12869.0"/>
          <table:table-cell office:value-type="float" office:value="102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59741"/>
          <table:table-cell office:value-type="float" office:value="2.307"/>
          <table:table-cell office:value-type="float" office:value="2.26"/>
          <table:table-cell office:value-type="float" office:value="71136.0"/>
          <table:table-cell office:value-type="float" office:value="0.0"/>
          <table:table-cell office:value-type="float" office:value="60.0"/>
          <table:table-cell office:value-type="float" office:value="4036.0"/>
          <table:table-cell office:value-type="float" office:value="75973.0"/>
          <table:table-cell office:value-type="float" office:value="4117.0"/>
          <table:table-cell office:value-type="float" office:value="11299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29336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7477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0301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5.0"/>
          <table:table-cell office:value-type="float" office:value="6934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39121"/>
          <table:table-cell office:value-type="float" office:value="0.19"/>
          <table:table-cell office:value-type="float" office:value="0.13"/>
          <table:table-cell office:value-type="float" office:value="888.0"/>
          <table:table-cell office:value-type="float" office:value="0.0"/>
          <table:table-cell office:value-type="float" office:value="9.0"/>
          <table:table-cell office:value-type="float" office:value="390.0"/>
          <table:table-cell office:value-type="float" office:value="2967.0"/>
          <table:table-cell office:value-type="float" office:value="4570.0"/>
          <table:table-cell office:value-type="float" office:value="12881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3816"/>
          <table:table-cell office:value-type="float" office:value="1.081"/>
          <table:table-cell office:value-type="float" office:value="1.03"/>
          <table:table-cell office:value-type="float" office:value="24398.0"/>
          <table:table-cell office:value-type="float" office:value="0.0"/>
          <table:table-cell office:value-type="float" office:value="44.0"/>
          <table:table-cell office:value-type="float" office:value="2590.0"/>
          <table:table-cell office:value-type="float" office:value="52173.0"/>
          <table:table-cell office:value-type="float" office:value="4570.0"/>
          <table:table-cell office:value-type="float" office:value="12881.0"/>
          <table:table-cell office:value-type="float" office:value="102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0.6995"/>
          <table:table-cell office:value-type="float" office:value="20.417"/>
          <table:table-cell office:value-type="float" office:value="20.37"/>
          <table:table-cell office:value-type="float" office:value="460600.0"/>
          <table:table-cell office:value-type="float" office:value="0.0"/>
          <table:table-cell office:value-type="float" office:value="482.0"/>
          <table:table-cell office:value-type="float" office:value="28039.0"/>
          <table:table-cell office:value-type="float" office:value="952840.0"/>
          <table:table-cell office:value-type="float" office:value="4117.0"/>
          <table:table-cell office:value-type="float" office:value="11311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53228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8254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5707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4.0"/>
          <table:table-cell office:value-type="float" office:value="6933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07828"/>
          <table:table-cell office:value-type="float" office:value="0.081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4.0"/>
          <table:table-cell office:value-type="float" office:value="191.0"/>
          <table:table-cell office:value-type="float" office:value="736.0"/>
          <table:table-cell office:value-type="float" office:value="4570.0"/>
          <table:table-cell office:value-type="float" office:value="12874.0"/>
          <table:table-cell office:value-type="float" office:value="102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424738"/>
          <table:table-cell office:value-type="float" office:value="0.085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585.0"/>
          <table:table-cell office:value-type="float" office:value="4570.0"/>
          <table:table-cell office:value-type="float" office:value="12874.0"/>
          <table:table-cell office:value-type="float" office:value="101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5.54107"/>
          <table:table-cell office:value-type="float" office:value="5.324"/>
          <table:table-cell office:value-type="float" office:value="5.28"/>
          <table:table-cell office:value-type="float" office:value="191610.0"/>
          <table:table-cell office:value-type="float" office:value="0.0"/>
          <table:table-cell office:value-type="float" office:value="77.0"/>
          <table:table-cell office:value-type="float" office:value="6552.0"/>
          <table:table-cell office:value-type="float" office:value="198959.0"/>
          <table:table-cell office:value-type="float" office:value="4117.0"/>
          <table:table-cell office:value-type="float" office:value="11304.0"/>
          <table:table-cell office:value-type="float" office:value="102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